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8FA0000037CA679E9E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8.408cm" style:rel-column-width="35347*"/>
    </style:style>
    <style:style style:name="Tabla1.B" style:family="table-column">
      <style:table-column-properties style:column-width="7.181cm" style:rel-column-width="3018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15.58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15.589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fo:font-size="13pt" officeooo:paragraph-rsid="001a86d8" style:font-size-asian="13pt" style:font-name-complex="Arial1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3pt" officeooo:paragraph-rsid="001befb0" style:font-size-asian="13pt" style:font-name-complex="Arial1" style:font-size-complex="13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3pt" officeooo:paragraph-rsid="0036be37" style:font-size-asian="13pt" style:font-name-complex="Arial1" style:font-size-complex="13pt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officeooo:paragraph-rsid="001fd6fb"/>
    </style:style>
    <style:style style:name="P6" style:family="paragraph" style:parent-style-name="Table_20_Contents">
      <style:paragraph-properties fo:text-align="justify" style:justify-single-word="false"/>
      <style:text-properties officeooo:paragraph-rsid="00212e54"/>
    </style:style>
    <style:style style:name="P7" style:family="paragraph" style:parent-style-name="Table_20_Contents">
      <style:paragraph-properties fo:text-align="justify" style:justify-single-word="false"/>
      <style:text-properties officeooo:paragraph-rsid="002440e4"/>
    </style:style>
    <style:style style:name="P8" style:family="paragraph" style:parent-style-name="Table_20_Contents">
      <style:paragraph-properties fo:text-align="justify" style:justify-single-word="false"/>
      <style:text-properties officeooo:paragraph-rsid="0026c248"/>
    </style:style>
    <style:style style:name="P9" style:family="paragraph" style:parent-style-name="Table_20_Contents">
      <style:paragraph-properties fo:text-align="justify" style:justify-single-word="false"/>
      <style:text-properties officeooo:paragraph-rsid="002de7e9"/>
    </style:style>
    <style:style style:name="P10" style:family="paragraph" style:parent-style-name="Table_20_Contents">
      <style:paragraph-properties fo:text-align="justify" style:justify-single-word="false"/>
      <style:text-properties officeooo:paragraph-rsid="002fd2c2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paragraph-rsid="0026c248" style:font-weight-asian="bold" style:font-weight-complex="bold"/>
    </style:style>
    <style:style style:name="P12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style:font-name-complex="Arial1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Arial" fo:font-weight="bold" officeooo:rsid="002a6b6e" officeooo:paragraph-rsid="002a6b6e" style:font-weight-asian="bold" style:font-name-complex="Arial1" style:font-weight-complex="bol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Arial" fo:font-weight="bold" officeooo:rsid="002b9b61" officeooo:paragraph-rsid="002b9b61" style:font-weight-asian="bold" style:font-name-complex="Arial1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normal" officeooo:rsid="003082cc" officeooo:paragraph-rsid="003082cc" style:font-weight-asian="normal" style:font-name-complex="Arial1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26c248" officeooo:paragraph-rsid="0026c248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26c248" officeooo:paragraph-rsid="0026c248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Arial" officeooo:paragraph-rsid="003a308a" style:font-name-complex="Arial1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Arial" officeooo:rsid="001befb0" officeooo:paragraph-rsid="003a308a" style:font-name-complex="Arial1"/>
    </style:style>
    <style:style style:name="T1" style:family="text">
      <style:text-properties officeooo:rsid="001a86d8"/>
    </style:style>
    <style:style style:name="T2" style:family="text">
      <style:text-properties officeooo:rsid="001befb0"/>
    </style:style>
    <style:style style:name="T3" style:family="text">
      <style:text-properties fo:font-weight="bold" officeooo:rsid="001e834c" style:font-weight-asian="bold" style:font-weight-complex="bold"/>
    </style:style>
    <style:style style:name="T4" style:family="text">
      <style:text-properties fo:font-weight="bold" officeooo:rsid="001befb0" style:font-weight-asian="bold" style:font-weight-complex="bold"/>
    </style:style>
    <style:style style:name="T5" style:family="text">
      <style:text-properties fo:font-weight="bold" officeooo:rsid="001a86d8" style:font-weight-asian="bold" style:font-weight-complex="bold"/>
    </style:style>
    <style:style style:name="T6" style:family="text">
      <style:text-properties fo:font-weight="bold" officeooo:rsid="001fd6fb" style:font-weight-asian="bold" style:font-weight-complex="bold"/>
    </style:style>
    <style:style style:name="T7" style:family="text">
      <style:text-properties fo:font-weight="bold" officeooo:rsid="00212e54" style:font-weight-asian="bold" style:font-weight-complex="bold"/>
    </style:style>
    <style:style style:name="T8" style:family="text">
      <style:text-properties fo:font-weight="bold" officeooo:rsid="00234e3f" style:font-weight-asian="bold" style:font-weight-complex="bold"/>
    </style:style>
    <style:style style:name="T9" style:family="text">
      <style:text-properties fo:font-weight="bold" officeooo:rsid="002440e4" style:font-weight-asian="bold" style:font-weight-complex="bold"/>
    </style:style>
    <style:style style:name="T10" style:family="text">
      <style:text-properties fo:font-weight="bold" officeooo:rsid="0026c248" style:font-weight-asian="bold" style:font-weight-complex="bold"/>
    </style:style>
    <style:style style:name="T11" style:family="text">
      <style:text-properties fo:font-weight="bold" officeooo:rsid="002de7e9" style:font-weight-asian="bold" style:font-weight-complex="bold"/>
    </style:style>
    <style:style style:name="T12" style:family="text">
      <style:text-properties fo:font-weight="bold" officeooo:rsid="002b9b61" style:font-weight-asian="bold" style:font-weight-complex="bold"/>
    </style:style>
    <style:style style:name="T13" style:family="text">
      <style:text-properties fo:font-weight="bold" officeooo:rsid="002fd2c2" style:font-weight-asian="bold" style:font-weight-complex="bold"/>
    </style:style>
    <style:style style:name="T14" style:family="text">
      <style:text-properties fo:font-weight="bold" officeooo:rsid="0033bddc" style:font-weight-asian="bold" style:font-weight-complex="bold"/>
    </style:style>
    <style:style style:name="T15" style:family="text">
      <style:text-properties fo:font-weight="bold" officeooo:rsid="003082cc" style:font-weight-asian="bold" style:font-weight-complex="bold"/>
    </style:style>
    <style:style style:name="T16" style:family="text">
      <style:text-properties officeooo:rsid="001fd6fb"/>
    </style:style>
    <style:style style:name="T17" style:family="text">
      <style:text-properties officeooo:rsid="00212e54"/>
    </style:style>
    <style:style style:name="T18" style:family="text">
      <style:text-properties officeooo:rsid="00234e3f"/>
    </style:style>
    <style:style style:name="T19" style:family="text">
      <style:text-properties officeooo:rsid="002440e4"/>
    </style:style>
    <style:style style:name="T20" style:family="text">
      <style:text-properties fo:font-weight="normal" officeooo:rsid="002440e4" style:font-weight-asian="normal" style:font-weight-complex="normal"/>
    </style:style>
    <style:style style:name="T21" style:family="text">
      <style:text-properties fo:font-weight="normal" officeooo:rsid="00292dbb" style:font-weight-asian="normal" style:font-weight-complex="normal"/>
    </style:style>
    <style:style style:name="T22" style:family="text">
      <style:text-properties fo:font-weight="normal" officeooo:rsid="003082cc" style:font-weight-asian="normal" style:font-weight-complex="normal"/>
    </style:style>
    <style:style style:name="T23" style:family="text">
      <style:text-properties officeooo:rsid="0026c248"/>
    </style:style>
    <style:style style:name="T24" style:family="text">
      <style:text-properties officeooo:rsid="00292dbb"/>
    </style:style>
    <style:style style:name="T25" style:family="text">
      <style:text-properties officeooo:rsid="002b9b61"/>
    </style:style>
    <style:style style:name="T26" style:family="text">
      <style:text-properties officeooo:rsid="002de7e9"/>
    </style:style>
    <style:style style:name="T27" style:family="text">
      <style:text-properties officeooo:rsid="002fd2c2"/>
    </style:style>
    <style:style style:name="T28" style:family="text">
      <style:text-properties officeooo:rsid="0031cb3f"/>
    </style:style>
    <style:style style:name="T29" style:family="text">
      <style:text-properties officeooo:rsid="003a308a"/>
    </style:style>
    <style:style style:name="T30" style:family="text">
      <style:text-properties fo:font-size="13pt" fo:font-weight="bold" officeooo:rsid="00292dbb" style:font-size-asian="13pt" style:font-weight-asian="bold" style:font-size-complex="13pt" style:font-weight-complex="bold"/>
    </style:style>
    <style:style style:name="T31" style:family="text">
      <style:text-properties fo:font-size="13pt" fo:font-weight="normal" officeooo:rsid="00292dbb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3">Código</text:span><text:span text:style-name="T4"> del p</text:span><text:span text:style-name="T5">royecto:</text:span><text:span text:style-name="T1"> </text:span><text:span text:style-name="T1"><text:text-input text:description="&lt;o.codigo&gt;">Codigo</text:text-input></text:span></text:p>
      <text:p text:style-name="P2"><text:span text:style-name="T4">Actividad a realizar:</text:span><text:span text:style-name="T2"> </text:span><text:span text:style-name="T2"><text:text-input text:description="&lt;o.actividad&gt;">Actividad</text:text-input></text:span></text:p>
      <text:p text:style-name="P3"><text:span text:style-name="T15">Cantidad de beneficiados tentativos:</text:span><text:span text:style-name="T22"> </text:span><text:span text:style-name="T22"><text:text-input text:description="&lt;o.bene_tentativo&gt;">Beneficiados</text:text-input></text:span></text:p>
      <text:p text:style-name="P18"><text:span text:style-name="T30">Progreso:</text:span><text:span text:style-name="T31"> </text:span><text:span text:style-name="T31"><text:text-input text:description="&lt;o.progreso&gt;">Progreso</text:text-input></text:span></text:p>
      <text:p text:style-name="P18"><text:span text:style-name="T14">Ente </text:span><text:span text:style-name="T8">Supervisor:</text:span><text:span text:style-name="T18"> </text:span><text:span text:style-name="T18"><text:text-input text:description="&lt;o.supervisor_id.name&gt;">Supervisor</text:text-input></text:span></text:p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text:span text:style-name="T6">Cobertura:</text:span><text:span text:style-name="T16"> </text:span><text:span text:style-name="T16"><text:text-input text:description="&lt;o.cobertura&gt;">Cobertura</text:text-input></text:span></text:p>
          </table:table-cell>
          <table:table-cell table:style-name="Tabla1.A1" office:value-type="string">
            <text:p text:style-name="P6"><text:span text:style-name="T7">Prioridad:</text:span><text:span text:style-name="T17"> </text:span><text:span text:style-name="T17"><text:text-input text:description="&lt;o.priority&gt;">Prioridad</text:text-input></text:span></text:p>
          </table:table-cell>
        </table:table-row>
        <table:table-row>
          <table:table-cell table:style-name="Tabla1.A1" office:value-type="string">
            <text:p text:style-name="P7"><text:span text:style-name="T9">Responsable:</text:span><text:span text:style-name="T20"> </text:span><text:span text:style-name="T20"><text:text-input text:description="&lt;o.responsible_id.name&gt;">Responsable</text:text-input></text:span></text:p>
          </table:table-cell>
          <table:table-cell table:style-name="Tabla1.A1" office:value-type="string">
            <text:p text:style-name="P7"><text:span text:style-name="T9">Estado:</text:span><text:span text:style-name="T19"> </text:span><text:span text:style-name="T19"><text:text-input text:description="&lt;o.estado&gt;">Estado</text:text-input></text:span>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8"><text:span text:style-name="T10">Presupuesto tentativo:</text:span><text:span text:style-name="T23"> </text:span><text:span text:style-name="T23"><text:text-input text:description="&lt;o.presu_tentativo&gt;">Presu Tenta</text:text-input></text:span><text:span text:style-name="T23"> </text:span><text:span text:style-name="T28">Bs.</text:span></text:p>
          </table:table-cell>
          <table:table-cell table:style-name="Tabla1.A1" office:value-type="string">
            <text:p text:style-name="P8"><text:span text:style-name="T10">Presupuesto real:</text:span><text:span text:style-name="T23"> </text:span><text:span text:style-name="T23"><text:text-input text:description="&lt;o.presu_real&gt;">Presu Real</text:text-input></text:span><text:span text:style-name="T23"> </text:span><text:span text:style-name="T28">Bs.</text:span></text:p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16">Fecha tentativa de inicio del proyecto: </text:p>
          </table:table-cell>
          <table:table-cell table:style-name="Tabla1.A1" office:value-type="string">
            <text:p text:style-name="P17"><text:text-input text:description="&lt;o.date_start&gt;">Inicio</text:text-input></text:p>
          </table:table-cell>
        </table:table-row>
        <table:table-row>
          <table:table-cell table:style-name="Tabla1.A1" office:value-type="string">
            <text:p text:style-name="P16">Fecha tentativa de culminación del proyecto: </text:p>
          </table:table-cell>
          <table:table-cell table:style-name="Tabla1.A1" office:value-type="string">
            <text:p text:style-name="P8"><text:text-input text:description="&lt;o.date_end&gt;">Final</text:text-input>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8"/>
          </table:table-cell>
        </table:table-row>
      </table:table>
      <text:list xml:id="list8394260259467812696" text:style-name="L1">
        <text:list-item>
          <text:p text:style-name="P13">Descripción del proyecto: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4"><text:text-input text:description="&lt;o.description&gt;">Descripcion</text:text-input></text:p>
          </table:table-cell>
        </table:table-row>
      </table:table>
      <text:list xml:id="list5947516952826488461" text:style-name="L2">
        <text:list-item>
          <text:p text:style-name="P14">Lugar de acción: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T11">Dirección</text:span><text:span text:style-name="T12">:</text:span><text:span text:style-name="T25"> </text:span><text:text-input text:description="&lt;o.address_id.street&gt;">Direccion</text:text-input>. <text:text-input text:description="&lt;o.address_id.street2&gt;">Continuacion</text:text-input></text:p>
            <text:p text:style-name="P9"><text:span text:style-name="T11">Estado:</text:span><text:span text:style-name="T26"> </text:span><text:span text:style-name="T26"><text:text-input text:description="&lt;o.address_id.state_id.name&gt;">Estado</text:text-input></text:span></text:p>
            <text:p text:style-name="P10"><text:span text:style-name="T13">Ciudad:</text:span><text:span text:style-name="T27"> </text:span><text:span text:style-name="T27"><text:text-input text:description="&lt;o.address_id.city&gt;">Ciudad</text:text-input>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V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VE" style:letter-kerning="true" style:font-name-asian="DejaVu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1" fo:font-size="11pt" fo:language="es" fo:country="VE" style:font-name-asian="DejaVu Sans" style:font-size-asian="11pt" style:language-asian="en" style:country-asian="US" style:font-name-complex="Calibri2" style:font-size-complex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language="es" fo:country="VE" style:font-size-asian="11pt" style:language-asian="en" style:country-asian="US" style:font-name-complex="Calibri2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fo:language="es" fo:country="VE" style:font-size-asian="8pt" style:language-asian="en" style:country-asian="US" style:font-name-complex="Calibri2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4.001cm" fo:margin-left="3cm" fo:margin-right="3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17cm" fo:margin-left="0cm" fo:margin-right="0cm" fo:margin-bottom="3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width="4.812cm" svg:height="2.06cm" draw:z-index="0"><draw:image xlink:href="Pictures/10000201000008FA0000037CA679E9E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Castillo</meta:initial-creator>
    <dc:creator>Administrador </dc:creator>
    <meta:editing-cycles>39</meta:editing-cycles>
    <meta:creation-date>2013-09-18T13:53:00</meta:creation-date>
    <dc:date>2013-10-18T13:00:23</dc:date>
    <meta:editing-duration>PT1H15M58S</meta:editing-duration>
    <meta:generator>LibreOffice/4.0.4.2$Linux_x86 LibreOffice_project/400m0$Build-2</meta:generator>
    <meta:document-statistic meta:table-count="3" meta:image-count="1" meta:object-count="0" meta:page-count="1" meta:paragraph-count="21" meta:word-count="66" meta:character-count="512" meta:non-whitespace-character-count="4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